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3e2d"/>
    </style:style>
    <style:style style:name="P3" style:family="paragraph" style:parent-style-name="Text_20_body">
      <style:text-properties officeooo:rsid="0114d9da" officeooo:paragraph-rsid="0114d9da"/>
    </style:style>
    <style:style style:name="P4" style:family="paragraph" style:parent-style-name="Text_20_body">
      <style:text-properties officeooo:paragraph-rsid="0147670a"/>
    </style:style>
    <style:style style:name="P5" style:family="paragraph" style:parent-style-name="Text_20_body">
      <style:text-properties officeooo:paragraph-rsid="0136717d"/>
    </style:style>
    <style:style style:name="P6" style:family="paragraph" style:parent-style-name="Text_20_body">
      <style:text-properties officeooo:paragraph-rsid="0148c46c"/>
    </style:style>
    <style:style style:name="P7" style:family="paragraph" style:parent-style-name="Text_20_body">
      <style:text-properties officeooo:rsid="0148c46c" officeooo:paragraph-rsid="0148c46c"/>
    </style:style>
    <style:style style:name="P8" style:family="paragraph" style:parent-style-name="Text_20_body">
      <style:text-properties officeooo:rsid="014b541c" officeooo:paragraph-rsid="014b541c"/>
    </style:style>
    <style:style style:name="P9" style:family="paragraph" style:parent-style-name="Text_20_body">
      <style:text-properties officeooo:paragraph-rsid="014b541c"/>
    </style:style>
    <style:style style:name="P10" style:family="paragraph" style:parent-style-name="Text_20_body">
      <style:text-properties officeooo:paragraph-rsid="014c7b25"/>
    </style:style>
    <style:style style:name="P11" style:family="paragraph" style:parent-style-name="Text_20_body">
      <style:text-properties officeooo:paragraph-rsid="01509ebd"/>
    </style:style>
    <style:style style:name="P12" style:family="paragraph" style:parent-style-name="Text_20_body">
      <style:text-properties officeooo:paragraph-rsid="0151d5b1"/>
    </style:style>
    <style:style style:name="P13" style:family="paragraph" style:parent-style-name="Text_20_body">
      <style:text-properties officeooo:rsid="0147342b" officeooo:paragraph-rsid="0151d5b1"/>
    </style:style>
    <style:style style:name="P14" style:family="paragraph" style:parent-style-name="Text_20_body">
      <style:text-properties fo:color="#000000" fo:font-weight="normal" officeooo:rsid="01509ebd" officeooo:paragraph-rsid="01509ebd" style:font-weight-asian="normal" style:font-weight-complex="normal"/>
    </style:style>
    <style:style style:name="P15" style:family="paragraph" style:parent-style-name="Text_20_body">
      <style:text-properties officeooo:rsid="012df1a7" officeooo:paragraph-rsid="014c7b25"/>
    </style:style>
    <style:style style:name="P16" style:family="paragraph" style:parent-style-name="Text_20_body">
      <style:text-properties fo:font-weight="bold" officeooo:rsid="0148c46c" officeooo:paragraph-rsid="0148c46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34c10" style:font-weight-asian="bold" style:font-weight-complex="bold"/>
    </style:style>
    <style:style style:name="T6" style:family="text">
      <style:text-properties fo:font-weight="bold" officeooo:rsid="011370bb" style:font-weight-asian="bold" style:font-weight-complex="bold"/>
    </style:style>
    <style:style style:name="T7" style:family="text">
      <style:text-properties fo:font-weight="bold" officeooo:rsid="012539c3" style:font-weight-asian="bold" style:font-weight-complex="bold"/>
    </style:style>
    <style:style style:name="T8" style:family="text">
      <style:text-properties fo:font-weight="bold" officeooo:rsid="0133d2b9" style:font-weight-asian="bold" style:font-weight-complex="bold"/>
    </style:style>
    <style:style style:name="T9" style:family="text">
      <style:text-properties fo:font-weight="bold" officeooo:rsid="01377945" style:font-weight-asian="bold" style:font-weight-complex="bold"/>
    </style:style>
    <style:style style:name="T10" style:family="text">
      <style:text-properties fo:font-weight="bold" officeooo:rsid="014318c9" style:font-weight-asian="bold" style:font-weight-complex="bold"/>
    </style:style>
    <style:style style:name="T11" style:family="text">
      <style:text-properties fo:font-weight="bold" officeooo:rsid="0147670a" style:font-weight-asian="bold" style:font-weight-complex="bold"/>
    </style:style>
    <style:style style:name="T12" style:family="text">
      <style:text-properties fo:font-weight="bold" officeooo:rsid="0148c46c" style:font-weight-asian="bold" style:font-weight-complex="bold"/>
    </style:style>
    <style:style style:name="T13" style:family="text">
      <style:text-properties fo:font-weight="bold" officeooo:rsid="00e51007" style:font-weight-asian="bold" style:font-weight-complex="bold"/>
    </style:style>
    <style:style style:name="T14" style:family="text">
      <style:text-properties fo:font-weight="bold" officeooo:rsid="0147342b" style:font-weight-asian="bold" style:font-weight-complex="bold"/>
    </style:style>
    <style:style style:name="T15" style:family="text">
      <style:text-properties fo:font-weight="bold" officeooo:rsid="014b541c" style:font-weight-asian="bold" style:font-weight-complex="bold"/>
    </style:style>
    <style:style style:name="T16" style:family="text">
      <style:text-properties fo:font-weight="bold" officeooo:rsid="014c7b25" style:font-weight-asian="bold" style:font-weight-complex="bold"/>
    </style:style>
    <style:style style:name="T17" style:family="text">
      <style:text-properties fo:font-weight="bold" officeooo:rsid="014d6ab9" style:font-weight-asian="bold" style:font-weight-complex="bold"/>
    </style:style>
    <style:style style:name="T18" style:family="text">
      <style:text-properties fo:font-weight="bold" officeooo:rsid="0114d9da" style:font-weight-asian="bold" style:font-weight-complex="bold"/>
    </style:style>
    <style:style style:name="T19" style:family="text">
      <style:text-properties fo:font-weight="bold" officeooo:rsid="0151d5b1" style:font-weight-asian="bold" style:font-weight-complex="bold"/>
    </style:style>
    <style:style style:name="T20" style:family="text">
      <style:text-properties fo:font-weight="bold" officeooo:rsid="0114d9da"/>
    </style:style>
    <style:style style:name="T21" style:family="text">
      <style:text-properties officeooo:rsid="008be1ea"/>
    </style:style>
    <style:style style:name="T22" style:family="text">
      <style:text-properties officeooo:rsid="009dfa9b"/>
    </style:style>
    <style:style style:name="T23" style:family="text">
      <style:text-properties fo:font-weight="normal" style:font-weight-asian="normal" style:font-weight-complex="normal"/>
    </style:style>
    <style:style style:name="T24" style:family="text">
      <style:text-properties fo:font-weight="normal" officeooo:rsid="0114d9da" style:font-weight-asian="normal" style:font-weight-complex="normal"/>
    </style:style>
    <style:style style:name="T25" style:family="text">
      <style:text-properties fo:font-weight="normal" officeooo:rsid="013a938d" style:font-weight-asian="normal" style:font-weight-complex="normal"/>
    </style:style>
    <style:style style:name="T26" style:family="text">
      <style:text-properties fo:font-weight="normal" officeooo:rsid="014d6ab9" style:font-weight-asian="normal" style:font-weight-complex="normal"/>
    </style:style>
    <style:style style:name="T27" style:family="text">
      <style:text-properties fo:font-weight="normal" officeooo:rsid="01509ebd" style:font-weight-asian="normal" style:font-weight-complex="normal"/>
    </style:style>
    <style:style style:name="T28" style:family="text">
      <style:text-properties officeooo:rsid="00e51007"/>
    </style:style>
    <style:style style:name="T29" style:family="text">
      <style:text-properties fo:color="#000000" fo:font-weight="normal" officeooo:rsid="01038a7a" style:font-weight-asian="normal" style:font-weight-complex="normal"/>
    </style:style>
    <style:style style:name="T30" style:family="text">
      <style:text-properties fo:color="#000000" fo:font-weight="normal" officeooo:rsid="0114d9da" style:font-weight-asian="normal" style:font-weight-complex="normal"/>
    </style:style>
    <style:style style:name="T31" style:family="text">
      <style:text-properties fo:color="#000000" fo:font-weight="normal" officeooo:rsid="01155a6f" style:font-weight-asian="normal" style:font-weight-complex="normal"/>
    </style:style>
    <style:style style:name="T32" style:family="text">
      <style:text-properties fo:color="#000000" fo:font-weight="normal" officeooo:rsid="01208f2d" style:font-weight-asian="normal" style:font-weight-complex="normal"/>
    </style:style>
    <style:style style:name="T33" style:family="text">
      <style:text-properties fo:color="#000000" fo:font-weight="normal" officeooo:rsid="012c14e5" style:font-weight-asian="normal" style:font-weight-complex="normal"/>
    </style:style>
    <style:style style:name="T34" style:family="text">
      <style:text-properties fo:color="#000000" fo:font-weight="normal" officeooo:rsid="01302cf3" style:font-weight-asian="normal" style:font-weight-complex="normal"/>
    </style:style>
    <style:style style:name="T35" style:family="text">
      <style:text-properties fo:color="#000000" fo:font-weight="normal" officeooo:rsid="0136717d" style:font-weight-asian="normal" style:font-weight-complex="normal"/>
    </style:style>
    <style:style style:name="T36" style:family="text">
      <style:text-properties fo:color="#000000" fo:font-weight="normal" officeooo:rsid="013c00a1" style:font-weight-asian="normal" style:font-weight-complex="normal"/>
    </style:style>
    <style:style style:name="T37" style:family="text">
      <style:text-properties fo:color="#000000" fo:font-weight="normal" officeooo:rsid="014b541c" style:font-weight-asian="normal" style:font-weight-complex="normal"/>
    </style:style>
    <style:style style:name="T38" style:family="text">
      <style:text-properties fo:color="#000000" fo:font-weight="normal" officeooo:rsid="014c7b25" style:font-weight-asian="normal" style:font-weight-complex="normal"/>
    </style:style>
    <style:style style:name="T39" style:family="text">
      <style:text-properties fo:color="#000000" fo:font-weight="normal" officeooo:rsid="01511eea" style:font-weight-asian="normal" style:font-weight-complex="normal"/>
    </style:style>
    <style:style style:name="T40" style:family="text">
      <style:text-properties fo:color="#000000" fo:font-weight="bold" officeooo:rsid="01029c3b" style:font-weight-asian="bold" style:font-weight-complex="bold"/>
    </style:style>
    <style:style style:name="T41" style:family="text">
      <style:text-properties fo:color="#000000" fo:font-weight="bold" officeooo:rsid="01038a7a" style:font-weight-asian="bold" style:font-weight-complex="bold"/>
    </style:style>
    <style:style style:name="T42" style:family="text">
      <style:text-properties fo:color="#000000" fo:font-weight="bold" officeooo:rsid="01155a6f" style:font-weight-asian="bold" style:font-weight-complex="bold"/>
    </style:style>
    <style:style style:name="T43" style:family="text">
      <style:text-properties fo:color="#000000" fo:font-weight="bold" officeooo:rsid="0136717d" style:font-weight-asian="bold" style:font-weight-complex="bold"/>
    </style:style>
    <style:style style:name="T44" style:family="text">
      <style:text-properties fo:color="#000000" fo:font-weight="bold" officeooo:rsid="013c00a1" style:font-weight-asian="bold" style:font-weight-complex="bold"/>
    </style:style>
    <style:style style:name="T45" style:family="text">
      <style:text-properties fo:color="#000000" fo:font-weight="bold" officeooo:rsid="014c7b25" style:font-weight-asian="bold" style:font-weight-complex="bold"/>
    </style:style>
    <style:style style:name="T46" style:family="text">
      <style:text-properties fo:color="#000000" fo:font-weight="bold" officeooo:rsid="0151d5b1" style:font-weight-asian="bold" style:font-weight-complex="bold"/>
    </style:style>
    <style:style style:name="T47" style:family="text">
      <style:text-properties officeooo:rsid="01083ab1"/>
    </style:style>
    <style:style style:name="T48" style:family="text">
      <style:text-properties officeooo:rsid="012df1a7"/>
    </style:style>
    <style:style style:name="T49" style:family="text">
      <style:text-properties officeooo:rsid="0136328f"/>
    </style:style>
    <style:style style:name="T50" style:family="text">
      <style:text-properties officeooo:rsid="0147342b"/>
    </style:style>
    <style:style style:name="T51" style:family="text">
      <style:text-properties officeooo:rsid="014b541c"/>
    </style:style>
    <style:style style:name="T52" style:family="text">
      <style:text-properties officeooo:rsid="014c7b25"/>
    </style:style>
    <style:style style:name="T53" style:family="text">
      <style:text-properties officeooo:rsid="01511eea"/>
    </style:style>
    <style:style style:name="T54" style:family="text">
      <style:text-properties style:font-name="Liberation Serif"/>
    </style:style>
    <style:style style:name="T55" style:family="text">
      <style:text-properties style:font-name="Liberation Serif" officeooo:rsid="01511eea"/>
    </style:style>
    <style:style style:name="T56" style:family="text">
      <style:text-properties style:font-name="Liberation Serif" fo:font-weight="bold" officeooo:rsid="0151d5b1" style:font-weight-asian="bold" style:font-weight-complex="bold"/>
    </style:style>
    <style:style style:name="T57" style:family="text">
      <style:text-properties style:font-name="Liberation Serif" fo:font-weight="normal" officeooo:rsid="0151d5b1" style:font-weight-asian="normal" style:font-weight-complex="normal"/>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2pt" fo:font-weight="normal" officeooo:rsid="01511eea" style:font-size-asian="12pt" style:font-weight-asian="normal" style:font-size-complex="12pt" style:font-weight-complex="normal"/>
    </style:style>
    <style:style style:name="T60" style:family="text">
      <style:text-properties officeooo:rsid="0151d5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7">16 December</text:span> 201<text:span text:style-name="T22">5</text:span> transmission <text:span text:style-name="T49">17-18 December</text:span> 201<text:span text:style-name="T22">5</text:span></text:p>
      <text:p text:style-name="P2"><text:span text:style-name="T3">[0]</text:span><text:span text:style-name="T28"> 5 </text:span><text:span text:style-name="T13">[decemberintro.wav] </text:span><text:span text:style-name="T28">- 4 - 3 - 2 - 1 - Thunderbird is Gone! </text:span></text:p>
      <text:p text:style-name="P13">Hey People, Here’s your IT Stuff with news from the world of technology, including the shock that Mozilla is looking to dump Thunderbird. For anyone under 30, it’s a standalone email client. Thanks to The Register for the ‘Thunderbird is Gone’ gag. And they’ve just killed off Firefox OS, so they’re not bluffing this time.</text:p>
      <text:p text:style-name="P12"><text:span text:style-name="T50">Not gone, but here and now and in yer ears are Dick, Kriss and Shi. And also in yer face, cos Dick is putting us on youtube </text:span><text:span text:style-name="T14">(deets)</text:span></text:p>
      <text:p text:style-name="P8">In the show t<text:span text:style-name="T60">oday</text:span>: <text:span text:style-name="T60">Chimpanzees and a Hammond Organ. Not necessarily at the same time.</text:span></text:p>
      <text:p text:style-name="P7"><text:span text:style-name="T15">[3]</text:span><text:span text:style-name="T51"> But first, i</text:span>t's been quite a month for hacking. Let's start by saying sorry for BCB Radio's own website, the mobile version got redirected to ... well, filth basically, sorry about that, it took an hour or so to get it sorted, but it's a Wordpress site and loads of Wordpress sites got turned over this month, <text:span text:style-name="T51">and WPengine leaked a load of login credentials. Wordpress, what is it like eh?</text:span></text:p>
      <text:p text:style-name="P7">The other big security problems were all about the children. Mattel's Hello Barbie was supposed to be the first toy that could talk back, using the same kind of tech as Cortana and Siri, but the wifi is insecure, which turns Barbie into basically a bug hding in plain sight. And then there was vtech, their servers were breached exposing five million accounts worth of inane babbling and rubbish photos. They've nabbed someone in Bracknell for that. </text:p>
      <text:p text:style-name="P7">But! It's not all adults versus children. Britain's National Crime Agency has launched quote "a campaign to discourage young people from becoming involved in cyber crime, after analysis found the average age of suspects to be 17. The #CyberChoices campaign is aimed at educating the parents of 12-15 year old boys, whose children may be involved in hacking or other kinds of cyber crime without their parents’ knowledge. blablabla spot signs of potential problems"</text:p>
      <text:p text:style-name="P7">Are they resistant when asked what they do online?<text:line-break/>Do they get an income from their online activities, do you know why and how?<text:line-break/>Is your child spending all of their time online?<text:line-break/>Do they have irregular sleeping patterns?<text:line-break/>Have they become more socially isolated?</text:p>
      <text:p text:style-name="P7">Lock the little monsters up. Or start going to Bradford Coder Dojo on Saturday Mornings. <text:span text:style-name="T52">But not this month cos it’s on its xmas break.</text:span></text:p>
      <text:p text:style-name="Text_20_body"><text:span text:style-name="T53">In other security news, the Grub2 bootloader has a comedy zero day bu</text:span><text:span text:style-name="T55">g. </text:span><text:span text:style-name="Teletype"><text:span text:style-name="T54">CVE-2015-8370. </text:span></text:span><text:span text:style-name="Teletype"><text:span text:style-name="T55">Get the passworded boot prompt, press backspace 28 times, win a boot rescue prompt that pwns the machine. Woot!</text:span></text:span></text:p>
      <text:p text:style-name="P12"><text:span text:style-name="Teletype"><text:span text:style-name="T56">[8] </text:span></text:span><text:span text:style-name="Teletype"><text:span text:style-name="T57">Peter Gabriel has a new project. Teaching chimpanzees to Skype. As part of the </text:span></text:span><text:a xlink:type="simple" xlink:href="http://www.ted.com/talks/the_interspecies_internet_an_idea_in_progress#t-1172356" text:style-name="Internet_20_link" text:visited-style-name="Visited_20_Internet_20_Link"><text:span text:style-name="Teletype"><text:span text:style-name="T57">Interspecies Internet project</text:span></text:span></text:a><text:span text:style-name="Teletype"><text:span text:style-name="T57">, which he has been working on with pioneers such as Vint Cerf, one of the architects of the internet, and academics such as Neil Gershenfeld, professor at the Massachusetts Institute of Technology (MIT), Gabriel is planning to run an experiment at </text:span></text:span><text:a xlink:type="simple" xlink:href="http://www.monkeyworld.org/" text:style-name="Internet_20_link" text:visited-style-name="Visited_20_Internet_20_Link"><text:span text:style-name="Teletype"><text:span text:style-name="T57">Monkey World</text:span></text:span></text:a><text:span text:style-name="Teletype"><text:span text:style-name="T57">, the Dorset-based chimp rescue centre. </text:span></text:span><text:span text:style-name="T23">If the experiment goes ahead – a spokesperson for Monkey World said the plans were still at a very early stage and wouldn’t comment further – the hope is to see if chimpanzees could learn to use videoconferencing to communicate with each ot</text:span>her.</text:p>
      <text:p text:style-name="P12"><text:span text:style-name="T19">[10</text:span><text:span text:style-name="T15">]</text:span><text:span text:style-name="T51"> Facebook news. They’ve introduced a new tool that helps people whose relationships have broken up. “</text:span>See less of a former partner’s name and profile picture around Facebook without having to unfriend or block them. Their posts won’t show up in News Feed and their name won’t be suggested when people write a new message or tag friends in photos. Limit the photos, videos or status updates that a former partner will see. Edit who can see their past posts with a former partner and untag themselves from posts with that person. This work is part of our ongoing effort to develop resources for people who may be going through difficult moments in their lives. We hope <text:soft-page-break/>these tools will help people end relationships on Facebook with greater ease, comfort and sense of control.”</text:p>
      <text:p text:style-name="P9"><text:span text:style-name="T15">[1</text:span><text:span text:style-name="T19">2</text:span><text:span text:style-name="T15">] </text:span><text:span text:style-name="T59">Here’s your IT Stuff Protip of the month. Down in Australia some bloke got into a Peking Duk</text:span><text:span text:style-name="T58"> gig </text:span><text:span text:style-name="T59">(never heard of them) by</text:span><text:span text:style-name="T58"> claiming to be </text:span><text:span text:style-name="T59">the step brother of one of the band. T</text:span><text:span text:style-name="T58">he security guard ask</text:span><text:span text:style-name="T59">ed</text:span><text:span text:style-name="T58"> him to prove </text:span><text:span text:style-name="T59">it. So he flashed the band’s Wikipedia page, and there he was, listed under “Family”. </text:span><text:span text:style-name="T58">“We ended up having a bunch of beers with him and he was an absolute legend. He wasn’t a creep or anything.”</text:span></text:p>
      <text:p text:style-name="P9"><text:span text:style-name="T2">[1</text:span><text:span text:style-name="T4">4</text:span><text:span text:style-name="T2"> Min]</text:span><text:span text:style-name="T21"> This is IT Stuff on BCB Radio 106.6 FM and now it's time for Shi's World of Stuff!</text:span></text:p>
      <text:p text:style-name="P4"><text:span text:style-name="T43">[WORLDOFSTUFF.WAV] </text:span><text:span text:style-name="T36">So </text:span><text:span text:style-name="T37">we go over </text:span><text:span text:style-name="T36">on our Video Link to Shi </text:span><text:span text:style-name="T37">who’s down </text:span><text:span text:style-name="T36">in Main Engineering, are you there Shi</text:span><text:span text:style-name="T37">?</text:span><text:span text:style-name="T36"> Great, what's in your World of Stuff this time?</text:span></text:p>
      <text:p text:style-name="P9"><text:span text:style-name="T36">“The OWL is an open source, programmable effects pedal made for guitarists, musicians, hackers and programmers alike. Users can program their own effects, or download ready-made patches from our growing </text:span><text:a xlink:type="simple" xlink:href="http://hoxtonowl.com/patch-library/" text:style-name="Internet_20_link" text:visited-style-name="Visited_20_Internet_20_Link">online patch library</text:a><text:span text:style-name="T36">.” OWL stands for Open Ware Laboratory, the entire project is open source in both hardware and software. </text:span><text:span text:style-name="T39">So if you have no life you could build your own.</text:span><text:span text:style-name="T36"><text:line-break/></text:span><text:span text:style-name="T39">Let’s hear that in action!</text:span><text:span text:style-name="T44"> [</text:span><text:span text:style-name="T45">OWL.WAV]<text:line-break/></text:span><text:span text:style-name="T36">Webpage is hoxtonowl.com, where you can find demos and </text:span><text:span text:style-name="T38">a webshop and kickstarter </text:span><text:span text:style-name="T36">details.</text:span></text:p>
      <text:p text:style-name="P14">Other World of Stuff News, we all had a surprise when the Raspberry Pi Zero came out, a cut-down four quid Pi, so cheap it was actually given away for free on a magazine cover, specifically The MagPi. They ended up on eBay for twenty quid or more. The other bits you need are an extra cost. Also, two Raspberry Pis blasted off to the International Space Station this week, where they’ll be performing experiments on Britain’s latest astronaut. Did I get that the right way round? Whatever.</text:p>
      <text:p text:style-name="P14">And the pi competitors keep on coming, last month we told you about , this month it’s the Pine 64 single board computer, it’s 64 bit ARM goodness, 15 dollars and up. </text:p>
      <text:p text:style-name="P11"><text:span text:style-name="T40">[</text:span><text:span text:style-name="T46">20</text:span><text:span text:style-name="T41"> Min]</text:span><text:span text:style-name="T29"> </text:span><text:span text:style-name="T35">Now to round out the show it’s our</text:span><text:span text:style-name="T29"> </text:span><text:span text:style-name="T35">L</text:span><text:span text:style-name="T30">ocal </text:span><text:span text:style-name="T32">events </text:span><text:span text:style-name="T33">roundup!</text:span></text:p>
      <text:p text:style-name="P11"><text:span text:style-name="T20">Yorkshire Sound Women Network.</text:span><text:span text:style-name="T24"> </text:span><text:span text:style-name="T18">[</text:span><text:span text:style-name="T17">HAM-ONE.WAV]<text:line-break/></text:span><text:span text:style-name="T26">Hm, a bit heavy, was it all technical like that Shi? Ok let’s hear a bit more.<text:line-break/></text:span><text:span text:style-name="T17">[HAM-TWO.WAV] </text:span><text:span text:style-name="T26">For more events like that in future </text:span><text:span text:style-name="T27">see</text:span><text:span text:style-name="T26"> </text:span><text:span text:style-name="T25">yorkshiresoundwomen.wordpress.com, join the mailing list and </text:span><text:span text:style-name="T26">have a blast with some really awesome people.</text:span></text:p>
      <text:p text:style-name="P10"><text:span text:style-name="T42">Coder Dojo</text:span><text:span text:style-name="T31">. </text:span><text:span text:style-name="T38">Don’t go there this month cost the n</text:span><text:span text:style-name="T34">ext one will be </text:span><text:span text:style-name="T38">at the end of January. </text:span></text:p>
      <text:p text:style-name="P3"><text:span text:style-name="T1">Badonkadonk</text:span>. <text:span text:style-name="T52">Youve just missed it for this month, the next one is 13 January.</text:span></text:p>
      <text:p text:style-name="P10"><text:span text:style-name="T1">[2</text:span><text:span text:style-name="T9">4 </text:span><text:span text:style-name="T1">Min]</text:span> <text:span text:style-name="T48">Thanks folks. Er, we’ve had a small feedback that we should plug our multimedia empire and the many ways you can get in touch with us, things you want to plug, complaints, whatnot. We’ve got the twitters @itstuffradioand the mixcloud mixcloud.com/itstuff and the emails itstuff@bcbradio.co.uk and the youtubes </text:span></text:p>
      <text:p text:style-name="P15">That’s all for another month although we might be doing an end-of-year Schedule Stuffing Stuff Special with sprouts. And on the subject of sprouts, be careful out there.</text:p>
      <text:p text:style-name="P5"><text:span text:style-name="T7">[2</text:span><text:span text:style-name="T9">5</text:span><text:span text:style-name="T7"> min </text:span><text:span text:style-name="T16">45 sec</text:span><text:span text:style-name="T7">] </text:span><text:span text:style-name="T5">[</text:span><text:span text:style-name="T15">DEC</text:span><text:span text:style-name="T16">EMBER-</text:span><text:span text:style-name="T10">MUSIC.WAV</text:span><text:span text:style-name="T6">] </text:span><text:span text:style-name="T9">4 min </text:span><text:span text:style-name="T16">7</text:span><text:span text:style-name="T9"> sec</text:span><text:span text:style-name="T7"><text:line-break/>[29 min 5</text:span><text:span text:style-name="T8">2</text:span><text:span text:style-name="T7"> sec] end</text:span></text:p>
      <text:p text:style-name="P6"><text:span text:style-name="T7">M</text:span><text:span text:style-name="T11">usicstuffs:<text:line-break/>(</text:span><text:span text:style-name="T12">1) </text:span><text:span text:style-name="T15">Star Wars holiday commercial<text:line-break/>https://www.youtube.com/watch?v=GaR2HHq-ltA<text:line-break/></text:span><text:span text:style-name="T12">(2) </text:span><text:span text:style-name="T1">The Attery Squash - Santa's Laughter Mocks The Poor<text:line-break/></text:span><text:span text:style-name="T12">https://www.youtube.com/watch?v=ifP_0RN0JTk</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12-16T13:33:52.095174882</dc:date>
    <meta:editing-duration>PT5H8M43S</meta:editing-duration>
    <meta:editing-cycles>49</meta:editing-cycles>
    <meta:generator>LibreOffice/5.0.3.2$Linux_X86_64 LibreOffice_project/e5f16313668ac592c1bfb310f4390624e3dbfb75</meta:generator>
    <meta:document-statistic meta:table-count="0" meta:image-count="0" meta:object-count="0" meta:page-count="2" meta:paragraph-count="27" meta:word-count="1221" meta:character-count="7084" meta:non-whitespace-character-count="5883"/>
  </office:meta>
</office:document-meta>
</file>